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、では、白石紀子さん</text:p>
            <text:p>ご、ごあいさつを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、こ、これで皆さん そろった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、それでは！ 乾杯！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！ そ、そんな、急に言われても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…と、とりあえず乾杯しましょう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かんぱー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うだ 女性陣を紹介しないと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こちらが$e1さんで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こちらが$e2さ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２人とも、以前に会っているはずだから</text:p>
            <text:p>覚えておられると思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は、みなさん</text:p>
            <text:p>楽しく飲みましょう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と…</text:p>
            <text:p>今日は私のために本当にありがとうござい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こ、こちらが$e1さん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こちらが$e2さ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もしかしたら、初めてじゃないのかも</text:p>
            <text:p>しれませんけど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では、みなさん 楽しくお食事しましょう</text:p>
          </table:table-cell>
          <table:table-cell/>
        </table:table-row>
        <table:table-row table:style-name="ro1">
          <table:table-cell office:value-type="string">
            <text:p>何をしようかな？</text:p>
          </table:table-cell>
          <table:table-cell/>
        </table:table-row>
        <table:table-row table:style-name="ro1">
          <table:table-cell office:value-type="string">
            <text:p>何をしようかしら？</text:p>
          </table:table-cell>
          <table:table-cell/>
        </table:table-row>
        <table:table-row table:style-name="ro3">
          <table:table-cell office:value-type="string">
            <text:p>$e1さんと話しをする</text:p>
          </table:table-cell>
          <table:table-cell/>
        </table:table-row>
        <table:table-row table:style-name="ro3">
          <table:table-cell office:value-type="string">
            <text:p>$e2さんと話しをする</text:p>
          </table:table-cell>
          <table:table-cell/>
        </table:table-row>
        <table:table-row table:style-name="ro1">
          <table:table-cell office:value-type="string">
            <text:p>もくもくとご飯を食べる</text:p>
          </table:table-cell>
          <table:table-cell/>
        </table:table-row>
        <table:table-row table:style-name="ro1">
          <table:table-cell office:value-type="string">
            <text:p>タバコをふかして時間をつぶす</text:p>
          </table:table-cell>
          <table:table-cell/>
        </table:table-row>
        <table:table-row table:style-name="ro1">
          <table:table-cell office:value-type="string">
            <text:p>あくびをしながら外を眺める</text:p>
          </table:table-cell>
          <table:table-cell/>
        </table:table-row>
        <table:table-row table:style-name="ro1">
          <table:table-cell office:value-type="string">
            <text:p>今度は何をしようかな？</text:p>
          </table:table-cell>
          <table:table-cell/>
        </table:table-row>
        <table:table-row table:style-name="ro1">
          <table:table-cell office:value-type="string">
            <text:p>今度は何をしようかしら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やや… もうこんな時間であります</text:p>
            <text:p>今日はこれくらいでお開きにしましょう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楽しんでいただけたでしょう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また、機会があれば一緒に飲みましょう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で、では、解散しましょう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4">
          <table:table-cell office:value-type="string">
            <text:p>あ… もうこんな時間ですね</text:p>
            <text:p/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日はもう終わりにしましょう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またいつか、こうやってお食事できると</text:p>
            <text:p>いい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じゃあ、また </text:p>
            <text:p>みなさん、銀玉会館に遊びにきてくださいね</text:p>
          </table:table-cell>
          <table:table-cell/>
        </table:table-row>
        <table:table-row table:style-name="ro1">
          <table:table-cell office:value-type="string">
            <text:p>ご飯を食べ続け時間が過ぎるのを待った…</text:p>
          </table:table-cell>
          <table:table-cell/>
        </table:table-row>
        <table:table-row table:style-name="ro2">
          <table:table-cell office:value-type="string">
            <text:p>タバコをふかしながら、時間が過ぎるのを</text:p>
            <text:p>待った…</text:p>
          </table:table-cell>
          <table:table-cell/>
        </table:table-row>
        <table:table-row table:style-name="ro1">
          <table:table-cell office:value-type="string">
            <text:p>外を眺めながら、時間が過ぎるのを待った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は来てくれて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みんな集まったし、乾杯しよ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れじゃ、かんぱ〜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うそう</text:p>
            <text:p>男の人たちを紹介しないと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こっちが$e1さんで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こっちが$e2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じゃあみんなで、楽しくすごしましょ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ただきま〜す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や、やだ… もうこんな時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ろそろお店を出ないといけない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は本当に楽しかった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次も必ずやるから、楽しみにしていてね</text:p>
            <text:p>またゆきが電話す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の主役の登場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さあ みんな集まったし、始めましょうか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かんぱー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…そうね</text:p>
            <text:p>男の人を紹介しないと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3">
          <table:table-cell office:value-type="string">
            <text:p>こ、こちらが$e1さんで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3">
          <table:table-cell office:value-type="string">
            <text:p>こちらが$e2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もしかしたら、初めてじゃないのかも</text:p>
            <text:p>しれないけど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じゃあ 楽しくお食事しましょう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ら もうこんな時間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このへんで終わりにしましょうか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また、お食事することもあるでしょうから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の時に、またお会いしましょ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やあ こんにちは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僕の趣味で選んだお店に来てもらって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まだ時間は早いですけど、乾杯しましょう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では、乾杯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、改めて…</text:p>
            <text:p>僕は朝倉徹とい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そしてこちら美しい人が$e1さん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こちらが$e2さん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じゃあみなさん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たくさんお話をして楽しくお食事をしましょ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僕は今、こういうお店にいるだけで</text:p>
            <text:p>ワクワクしているんですよ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おや もうこんな時間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では、そろそろ終わりにしましょう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また近いうちに、みなさんをお誘いして</text:p>
            <text:p>お食事できるといい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$puさん たまには、僕のいる</text:p>
            <text:p>中華料理店にもいらし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お待ちしていますよ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まいど</text:p>
          </table:table-cell>
          <table:table-cell/>
        </table:table-row>
        <table:table-row table:style-name="ro1">
          <table:table-cell office:value-type="string">
            <text:p>…この屋台なら…</text:p>
          </table:table-cell>
          <table:table-cell/>
        </table:table-row>
        <table:table-row table:style-name="ro1">
          <table:table-cell office:value-type="string">
            <text:p>おいしいラーメンを食べさせてくれそうだ</text:p>
          </table:table-cell>
          <table:table-cell/>
        </table:table-row>
        <table:table-row table:style-name="ro1">
          <table:table-cell office:value-type="string">
            <text:p>中に人を入れて運べそうだ</text:p>
          </table:table-cell>
          <table:table-cell/>
        </table:table-row>
        <table:table-row table:style-name="ro1">
          <table:table-cell office:value-type="string">
            <text:p>この屋台なら… なんだっけ</text:p>
          </table:table-cell>
          <table:table-cell/>
        </table:table-row>
        <table:table-row table:style-name="ro2">
          <table:table-cell office:value-type="string">
            <text:p>この屋台なら、</text:p>
            <text:p>おいしいラーメンを食べさせてくれそうだ</text:p>
          </table:table-cell>
          <table:table-cell/>
        </table:table-row>
        <table:table-row table:style-name="ro1">
          <table:table-cell office:value-type="string">
            <text:p>この屋台なら、中に人を入れて運べそうだ</text:p>
          </table:table-cell>
          <table:table-cell/>
        </table:table-row>
        <table:table-row table:style-name="ro1">
          <table:table-cell office:value-type="string">
            <text:p>この屋台なら… なんだっけ</text:p>
          </table:table-cell>
          <table:table-cell/>
        </table:table-row>
        <table:table-row table:style-name="ro1">
          <table:table-cell office:value-type="string">
            <text:p>屋台のおやじに話しかける</text:p>
          </table:table-cell>
          <table:table-cell/>
        </table:table-row>
        <table:table-row table:style-name="ro1">
          <table:table-cell office:value-type="string">
            <text:p>屋台をそれとなく叩いてみ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何を聞こうか…</text:p>
          </table:table-cell>
          <table:table-cell/>
        </table:table-row>
        <table:table-row table:style-name="ro1">
          <table:table-cell office:value-type="string">
            <text:p>食通の渡会について聞く</text:p>
          </table:table-cell>
          <table:table-cell/>
        </table:table-row>
        <table:table-row table:style-name="ro1">
          <table:table-cell office:value-type="string">
            <text:p>出玉町の工事現場について聞く</text:p>
          </table:table-cell>
          <table:table-cell/>
        </table:table-row>
        <table:table-row table:style-name="ro1">
          <table:table-cell office:value-type="string">
            <text:p>ラーメンを注文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食通の渡会って知ってる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食通の渡会って知ら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出玉町の工事現場について</text:p>
            <text:p>聞き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出玉町の工事現場について</text:p>
            <text:p>聞きたいんだけど…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さあねえ わしには何のことだか…</text:p>
          </table:table-cell>
          <table:table-cell/>
        </table:table-row>
        <table:table-row table:style-name="ro1">
          <table:table-cell office:value-type="string">
            <text:p>…（ドカッ）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…………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むぅ〜ん これは旨い！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下味のつけ方が絶妙ですな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いいキャベツを使っていますよ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ご飯の炊き加減が最高ですよ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甘すぎず、それで且つ淡白でない味…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ソースはたっぷりと浸けるに限りますな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シャリとネタのハーモニーが素晴らしい！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いい仕事してますね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この塩が効いてますよ、塩が！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夏はビールに限りますな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卵につけて「チュルッ」っていくのが</text:p>
            <text:p>いいんですよね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ここの中華は絶品ですよ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大将がいないとはとても残念ですな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今日は彼の技を堪能したくて来たのですが…</text:p>
            <text:p>出直すとしましょう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2:55.49</dc:date>
    <meta:generator>OpenOffice/4.1.14$Win32 OpenOffice.org_project/4114m1$Build-9811</meta:generator>
    <meta:editing-duration>PT1H51M45S</meta:editing-duration>
    <meta:editing-cycles>8</meta:editing-cycles>
    <meta:document-statistic meta:table-count="1" meta:cell-count="205" meta:object-count="0"/>
  </office:meta>
</office:document-meta>
</file>